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untimeImpl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untimeImpl.getMod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untimeImpl.newInstance( Object 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untimeImpl.extractProperty( Element msgData , PropertyAliasModel aliasModel , String targe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RuntimeImpl.extractMatch( Element msgData , PropertyExtractor extrac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untimeImpl.setExtensionRegistry( Map &lt; String , ExtensionBundleRuntime &gt; extensionRegis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untimeImpl.init( ProcessConf pconf , ProcessModel pmodel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RuntimeImpl.getReplacementMap( QName process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